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B7CAC21.png"/>
  <manifest:file-entry manifest:media-type="image/png" manifest:full-path="Pictures/10000201000002AF000000B94A70C7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71cm" svg:stroke-color="#bb6126" draw:stroke-linejoin="miter" draw:fill="solid" draw:fill-color="#fe863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191cm" fo:min-width="0cm" fo:padding-top="0.13cm" fo:padding-bottom="0.13cm" fo:padding-left="0.25cm" fo:padding-right="0.25cm" fo:wrap-option="wrap" draw:shadow="hidden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4cm" fo:min-width="0cm" fo:padding-top="0.13cm" fo:padding-bottom="0.13cm" fo:padding-left="0.25cm" fo:padding-right="0.25cm" fo:wrap-option="wrap" draw:shadow="hidden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1.306cm" fo:min-width="0cm" fo:padding-top="0.13cm" fo:padding-bottom="0.13cm" fo:padding-left="0.25cm" fo:padding-right="0.25cm" fo:wrap-option="wrap" draw:shadow="hidden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972cm" fo:min-width="0cm" fo:padding-top="0.13cm" fo:padding-bottom="0.13cm" fo:padding-left="0.25cm" fo:padding-right="0.25cm" fo:wrap-option="wrap" draw:shadow="hidden"/>
    </style:style>
    <style:style style:name="pr6" style:family="presentation" style:parent-style-name="Title2-notes">
      <style:graphic-properties draw:fill-color="#ffffff" fo:min-height="11.43cm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5.184cm" fo:min-width="0cm" fo:padding-top="0.13cm" fo:padding-bottom="0.13cm" fo:padding-left="0.25cm" fo:padding-right="0.25cm" fo:wrap-option="wrap" draw:shadow="hidden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1.223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align="start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85cm" fo:margin-bottom="0cm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color="#575f6d" fo:font-size="27pt" fo:language="en" fo:country="US" fo:font-weight="bold" style:font-size-asian="27pt" style:font-weight-asian="bold" style:font-size-complex="27pt" style:font-weight-complex="bold"/>
    </style:style>
    <style:style style:name="T2" style:family="text">
      <style:text-properties fo:color="#575f6d"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fo:color="#000000" fo:font-size="21pt" fo:language="en" fo:country="US" style:font-size-asian="21pt" style:font-size-complex="21pt"/>
    </style:style>
    <style:style style:name="T6" style:family="text">
      <style:text-properties fo:color="#000000" fo:font-size="24pt" fo:language="el" fo:country="GR" style:font-size-asian="24pt" style:font-size-complex="24pt"/>
    </style:style>
    <style:style style:name="T7" style:family="text">
      <style:text-properties fo:font-size="27pt" fo:language="en" fo:country="US" style:font-size-asian="27pt" style:font-size-complex="27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575f6d" fo:font-size="100%"/>
      </text:list-level-style-bullet>
    </text:list-style>
    <text:list-style style:name="L2">
      <text:list-level-style-bullet text:level="1" text:bullet-char="">
        <style:list-level-properties/>
        <style:text-properties fo:font-family="Wingdings" style:font-pitch="variable" style:font-charset="x-symbol" fo:color="#fe8637" fo:font-size="70%"/>
      </text:list-level-style-bullet>
      <text:list-level-style-bullet text:level="2" text:bullet-char="">
        <style:list-level-properties text:space-before="1.018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3" text:bullet-char="">
        <style:list-level-properties text:space-before="2.032cm"/>
        <style:text-properties fo:font-family="Wingdings" style:font-pitch="variable" style:font-charset="x-symbol" fo:color="#e0752f" fo:font-size="60%"/>
      </text:list-level-style-bullet>
      <text:list-level-style-bullet text:level="4" text:bullet-char="">
        <style:list-level-properties text:space-before="2.791cm"/>
        <style:text-properties fo:font-family="Wingdings" style:font-pitch="variable" style:font-charset="x-symbol" fo:color="#fec3ae" fo:font-size="60%"/>
      </text:list-level-style-bullet>
      <text:list-level-style-bullet text:level="5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6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7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8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9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10" text:bullet-char="">
        <style:list-level-properties text:space-before="3.554cm"/>
        <style:text-properties fo:font-family="'Wingdings 2'" style:font-family-generic="roman" style:font-pitch="variable" style:font-charset="x-symbol" fo:color="#bdcae9" fo:font-size="68%"/>
      </text:list-level-style-bullet>
    </text:list-style>
    <text:list-style style:name="L3">
      <text:list-level-style-bullet text:level="1" text:bullet-char="">
        <style:list-level-properties text:min-label-width="0.758cm"/>
        <style:text-properties fo:font-family="Wingdings" style:font-pitch="variable" style:font-charset="x-symbol" fo:color="#fe8637" fo:font-size="70%"/>
      </text:list-level-style-bullet>
      <text:list-level-style-bullet text:level="2" text:bullet-char="">
        <style:list-level-properties text:space-before="1.018cm" text:min-label-width="0.759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pitch="variable" style:font-charset="x-symbol" fo:color="#e0752f" fo:font-size="60%"/>
      </text:list-level-style-bullet>
      <text:list-level-style-bullet text:level="4" text:bullet-char="">
        <style:list-level-properties text:space-before="2.791cm" text:min-label-width="0.507cm"/>
        <style:text-properties fo:font-family="Wingdings" style:font-pitch="variable" style:font-charset="x-symbol" fo:color="#fec3ae" fo:font-size="60%"/>
      </text:list-level-style-bullet>
      <text:list-level-style-bullet text:level="5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6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7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8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9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10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</text:list-style>
    <text:list-style style:name="L4">
      <text:list-level-style-bullet text:level="1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fe8637" fo:font-size="68%"/>
      </text:list-level-style-bullet>
      <text:list-level-style-bullet text:level="2" text:bullet-char="">
        <style:list-level-properties text:space-before="1.018cm" text:min-label-width="0.759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pitch="variable" style:font-charset="x-symbol" fo:color="#e0752f" fo:font-size="60%"/>
      </text:list-level-style-bullet>
      <text:list-level-style-bullet text:level="4" text:bullet-char="">
        <style:list-level-properties text:space-before="2.791cm" text:min-label-width="0.507cm"/>
        <style:text-properties fo:font-family="Wingdings" style:font-pitch="variable" style:font-charset="x-symbol" fo:color="#fec3ae" fo:font-size="60%"/>
      </text:list-level-style-bullet>
      <text:list-level-style-bullet text:level="5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6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7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8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9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  <text:list-level-style-bullet text:level="10" text:bullet-char="">
        <style:list-level-properties text:space-before="3.554cm" text:min-label-width="0.507cm"/>
        <style:text-properties fo:font-family="'Wingdings 2'" style:font-family-generic="roman" style:font-pitch="variable" style:font-charset="x-symbol" fo:color="#bdcae9" fo:font-size="68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Xwiki Office Importer" draw:style-name="dp1" draw:master-page-name="Title1" presentation:presentation-page-layout-name="AL1T21" presentation:use-date-time-name="dtd1">
        <draw:frame presentation:style-name="pr1" draw:text-style-name="P2" draw:layer="layout" svg:width="17.145cm" svg:height="1.451cm" svg:x="6.349cm" svg:y="14.847cm" presentation:class="title" presentation:user-transformed="true">
          <draw:text-box>
            <text:p text:style-name="P1"><text:span text:style-name="T1">XWIKI OFFICE IMPORTER</text:span></text:p>
          </draw:text-box>
        </draw:frame>
        <draw:frame presentation:style-name="pr2" draw:text-style-name="P2" draw:layer="layout" svg:width="17.145cm" svg:height="1.2cm" svg:x="6.349cm" svg:y="16.509cm">
          <draw:text-box>
            <text:p text:style-name="P3"><text:span text:style-name="T2">- Asiri Rathnayak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troduction" draw:style-name="dp1" draw:master-page-name="Title2" presentation:presentation-page-layout-name="AL1T21" presentation:use-date-time-name="dtd1">
        <draw:frame presentation:style-name="pr4" draw:text-style-name="P2" draw:layer="layout" svg:width="20.743cm" svg:height="1.566cm" svg:x="1.269cm" svg:y="0.761cm" presentation:class="title" presentation:user-transformed="true">
          <draw:text-box>
            <text:p text:style-name="P1"><text:span text:style-name="T3">INTRODUCTION</text:span></text:p>
          </draw:text-box>
        </draw:frame>
        <draw:frame presentation:style-name="pr5" draw:text-style-name="P2" draw:layer="layout" svg:width="20.743cm" svg:height="15.262cm" svg:x="1.269cm" svg:y="2.751cm" presentation:class="outline" presentation:user-transformed="true">
          <draw:text-box>
            <text:list text:style-name="L3">
              <text:list-item>
                <text:p text:style-name="P4"><text:span text:style-name="T4">Point – 1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ub point – 1.1</text:span></text:p>
                  </text:list-item>
                  <text:list-item>
                    <text:p text:style-name="P5"><text:span text:style-name="T5">Sub point – 1.2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Point – 2</text:span></text:p>
              </text:list-item>
              <text:list-item>
                <text:p text:style-name="P4"><text:span text:style-name="T4">Image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continue-numbering="true" text:style-name="L3">
              <text:list-item>
                <text:p text:style-name="P4"><text:span text:style-name="T4">Point – 3</text:span></text:p>
              </text:list-item>
              <text:list-item>
                <text:p text:style-name="P4"><text:span text:style-name="T4">Special Characters : </text:span><text:span text:style-name="T6">β</text:span><text:span text:style-name="T4"> </text:span><text:span text:style-name="T6">™</text:span><text:span text:style-name="T4"> </text:span><text:span text:style-name="T6">®</text:span><text:span text:style-name="T4"> </text:span><text:span text:style-name="T6">∑</text:span><text:span text:style-name="T4"> </text:span><text:span text:style-name="T6">Ω</text:span><text:span text:style-name="T4"> </text:span><text:span text:style-name="T6">∞</text:span><text:span text:style-name="T4"> </text:span><text:span text:style-name="T6">≥</text:span><text:span text:style-name="T4"> </text:span><text:span text:style-name="T6">µ</text:span><text:span text:style-name="T4"> </text:span><text:span text:style-name="T6">≠</text:span><text:span text:style-name="T4"> </text:span><text:span text:style-name="T6">±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4"><text:span text:style-name="T5"/></text:p>
          </draw:text-box>
        </draw:frame>
        <draw:frame draw:name="Picture 3" draw:style-name="gr2" draw:text-style-name="P6" draw:layer="layout" svg:width="3.387cm" svg:height="3.387cm" svg:x="2.963cm" svg:y="8.89cm">
          <draw:image xlink:href="Pictures/100002010000008000000080CB7CAC2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tuff" draw:style-name="dp1" draw:master-page-name="Title2" presentation:presentation-page-layout-name="AL1T21" presentation:use-date-time-name="dtd1">
        <draw:frame presentation:style-name="pr4" draw:text-style-name="P2" draw:layer="layout" svg:width="20.743cm" svg:height="1.566cm" svg:x="1.269cm" svg:y="0.761cm" presentation:class="title" presentation:user-transformed="true">
          <draw:text-box>
            <text:p text:style-name="P1"><text:span text:style-name="T3">STUFF</text:span></text:p>
          </draw:text-box>
        </draw:frame>
        <draw:frame presentation:style-name="pr7" draw:text-style-name="P2" draw:layer="layout" svg:width="20.743cm" svg:height="15.444cm" svg:x="1.269cm" svg:y="2.539cm" presentation:class="outline" presentation:user-transformed="true">
          <draw:text-box>
            <text:list text:style-name="L3">
              <text:list-item>
                <text:p text:style-name="P4"><text:span text:style-name="T4">WordArt</text:span></text:p>
              </text:list-item>
            </text:list>
            <text:p text:style-name="P5"><text:span text:style-name="T5"/></text:p>
            <text:p text:style-name="P5"><text:span text:style-name="T5"/></text:p>
            <text:list text:continue-numbering="true" text:style-name="L3">
              <text:list-item>
                <text:p text:style-name="P4"><text:span text:style-name="T4">Shape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5"/></text:p>
            <text:list text:continue-numbering="true" text:style-name="L3">
              <text:list-item>
                <text:p text:style-name="P4"><text:span text:style-name="T4">And more…</text:span></text:p>
              </text:list-item>
            </text:list>
            <text:p text:style-name="P4"><text:span text:style-name="T4"/></text:p>
          </draw:text-box>
        </draw:frame>
        <draw:frame draw:name="Rectangle 3" draw:style-name="gr2" draw:text-style-name="P6" draw:layer="layout" svg:width="11.632cm" svg:height="3.135cm" svg:x="1.61cm" svg:y="3.25cm">
          <draw:image xlink:href="Pictures/10000201000002AF000000B94A70C725.png" xlink:type="simple" xlink:show="embed" xlink:actuate="onLoad">
            <text:p/>
          </draw:image>
        </draw:frame>
        <draw:custom-shape draw:name="Smiley Face 4" draw:style-name="gr3" draw:text-style-name="P2" draw:layer="layout" svg:width="3.175cm" svg:height="3.175cm" svg:x="4.657cm" svg:y="7.19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e End" draw:style-name="dp1" draw:master-page-name="Title2" presentation:presentation-page-layout-name="AL1T21" presentation:use-date-time-name="dtd1">
        <draw:frame presentation:style-name="pr8" draw:text-style-name="P2" draw:layer="layout" svg:width="4.657cm" svg:height="2.547cm" svg:x="10.159cm" svg:y="7.613cm" presentation:class="title" presentation:user-transformed="true">
          <draw:text-box>
            <text:p text:style-name="P1"><text:span text:style-name="T7">THE EN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Schoolbook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Schoolbook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575f6d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Century Schoolbook'" style:font-family-generic="roman" style:font-pitch="variable" fo:color="#fff39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">
            <style:list-level-properties text:min-label-width="0.758cm"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fe8637" fo:font-size="68%"/>
          </text:list-level-style-bullet>
          <text:list-level-style-bullet text:level="2" text:bullet-char="">
            <style:list-level-properties text:space-before="1.018cm" text:min-label-width="0.759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 text:min-label-width="0.508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 text:min-label-width="0.507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 text:min-label-width="0.507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">
            <style:list-level-properties/>
            <style:text-properties fo:font-family="Wingdings" style:font-pitch="variable" style:font-charset="x-symbol" fo:color="#fe8637" fo:font-size="70%"/>
          </text:list-level-style-bullet>
          <text:list-level-style-bullet text:level="2" text:bullet-char="">
            <style:list-level-properties text:space-before="1.01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3" text:bullet-char="">
            <style:list-level-properties text:space-before="2.032cm"/>
            <style:text-properties fo:font-family="Wingdings" style:font-pitch="variable" style:font-charset="x-symbol" fo:color="#e0752f" fo:font-size="60%"/>
          </text:list-level-style-bullet>
          <text:list-level-style-bullet text:level="4" text:bullet-char="">
            <style:list-level-properties text:space-before="2.791cm"/>
            <style:text-properties fo:font-family="Wingdings" style:font-pitch="variable" style:font-charset="x-symbol" fo:color="#fec3ae" fo:font-size="60%"/>
          </text:list-level-style-bullet>
          <text:list-level-style-bullet text:level="5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6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7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8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9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  <text:list-level-style-bullet text:level="10" text:bullet-char="">
            <style:list-level-properties text:space-before="3.554cm"/>
            <style:text-properties fo:font-family="'Wingdings 2'" style:font-family-generic="roman" style:font-pitch="variable" style:font-charset="x-symbol" fo:color="#bdcae9" fo:font-size="68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Century Schoolbook'" style:font-family-generic="roman" style:font-pitch="variable" fo:color="#575f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575f6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106cm" svg:stroke-color="#fec3ae" svg:stroke-opacity="93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solid" svg:stroke-width="0.159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solid" svg:stroke-width="0.053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>
      <style:graphic-properties draw:stroke="none" draw:fill="solid" draw:fill-color="#fec3ae" draw:opacity="87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solid" svg:stroke-width="0.026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>
      <style:graphic-properties draw:stroke="none" draw:fill="solid" draw:fill-color="#fe863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9" style:family="graphic">
      <style:graphic-properties draw:stroke="none" draw:fill="solid" draw:fill-color="#fec3ae" draw:opacity="54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0" style:family="graphic">
      <style:graphic-properties draw:stroke="none" draw:fill="solid" draw:fill-color="#ffd9ce" draw:opacity="3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1" style:family="graphic">
      <style:graphic-properties draw:stroke="none" draw:fill="solid" draw:fill-color="#ffd9ce" draw:opacity="7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2" style:family="graphic">
      <style:graphic-properties draw:stroke="none" draw:fill="solid" draw:fill-color="#ffede8" draw:opacity="71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3" style:family="graphic">
      <style:graphic-properties draw:stroke="solid" svg:stroke-width="0.159cm" svg:stroke-color="#fec3ae" svg:stroke-opacity="73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4" style:family="graphic">
      <style:graphic-properties draw:stroke="solid" svg:stroke-width="0.159cm" svg:stroke-color="#ffede8" svg:stroke-opacity="83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5" style:family="graphic">
      <style:graphic-properties draw:stroke="solid" svg:stroke-width="0.079cm" svg:stroke-color="#fec3ae" svg:stroke-opacity="82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6" style:family="graphic">
      <style:graphic-properties draw:stroke="solid" svg:stroke-width="0.026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7" style:family="graphic">
      <style:graphic-properties draw:stroke="none" draw:fill="solid" draw:fill-color="#fec3ae" draw:opacity="51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8" style:family="graphic">
      <style:graphic-properties draw:stroke="solid" svg:stroke-width="0.106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9" style:family="graphic">
      <style:graphic-properties draw:stroke="solid" svg:stroke-width="0.035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20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21" style:family="graphic">
      <style:graphic-properties draw:stroke="none" draw:fill="solid" draw:fill-color="#fec3a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9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.13cm" fo:padding-bottom="0.13cm" fo:padding-left="0.25cm" fo:padding-right="0.25cm" fo:wrap-option="wrap" draw:shadow="hidden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9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3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61cm" fo:min-width="0cm" fo:padding-top="0.13cm" fo:padding-bottom="0.13cm" fo:padding-left="0.25cm" fo:padding-right="0.25cm" fo:wrap-option="wrap" draw:shadow="hidden"/>
    </style:style>
    <style:style style:name="Mpr11" style:family="presentation" style:parent-style-name="Title3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le3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le4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9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le4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le4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le5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9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5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5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6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9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6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6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color="#575f6d" fo:font-size="12pt" fo:language="en" fo:country="US" style:font-size-asian="12pt" style:font-size-complex="12pt"/>
    </style:style>
    <style:style style:name="MT2" style:family="text">
      <style:text-properties fo:color="#ffffff" fo:font-size="14pt" fo:language="en" fo:country="US" fo:font-weight="bold" style:font-size-asian="14pt" style:font-weight-asian="bold" style:font-size-complex="14pt" style:font-weight-complex="bold"/>
    </style:style>
    <style:style style:name="MT3" style:family="text">
      <style:text-properties fo:color="#fff39d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Century Schoolbook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Century Schoolbook'" style:font-family-generic="roman" style:font-pitch="variable" fo:color="#575f6d" fo:font-size="100%"/>
      </text:list-level-style-bullet>
      <text:list-level-style-bullet text:level="2" text:bullet-char="•">
        <style:list-level-properties text:space-before="1.27cm"/>
        <style:text-properties fo:font-family="'Century Schoolbook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Century Schoolbook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Century Schoolbook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Century Schoolbook'" style:font-family-generic="roman" style:font-pitch="variable" fo:color="#fff39d" fo:font-size="100%"/>
      </text:list-level-style-bullet>
      <text:list-level-style-bullet text:level="2" text:bullet-char="•">
        <style:list-level-properties text:space-before="1.27cm"/>
        <style:text-properties fo:font-family="'Century Schoolbook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1</text:page-number></text:p>
        </draw:text-box>
      </draw:frame>
    </style:handout-master>
    <style:master-page style:name="Default" style:page-layout-name="PM1" draw:style-name="Mdp1">
      <draw:line draw:name="Straight Connector 15" draw:style-name="Mgr3" draw:text-style-name="MP3" draw:layer="backgroundobjects" svg:x1="24.342cm" svg:y1="0cm" svg:x2="24.342cm" svg:y2="19.05cm">
        <text:p/>
      </draw:line>
      <draw:frame presentation:style-name="Default-title" draw:layer="backgroundobjects" svg:width="20.743cm" svg:height="3.176cm" svg:x="1.269cm" svg:y="0.761cm" presentation:class="title" presentation:placeholder="true">
        <draw:text-box/>
      </draw:frame>
      <draw:frame presentation:style-name="Default-outline1" draw:layer="backgroundobjects" svg:width="20.743cm" svg:height="13.539cm" svg:x="1.269cm" svg:y="4.445cm" presentation:class="outline" presentation:placeholder="true">
        <draw:text-box/>
      </draw:frame>
      <draw:frame presentation:style-name="Mpr1" draw:text-style-name="MP5" draw:layer="backgroundobjects" svg:width="5.587cm" svg:height="1.068cm" draw:transform="rotate (-1.57079632679579) translate (24.409cm 0.744cm)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6" draw:layer="backgroundobjects" svg:width="8.89cm" svg:height="1.277cm" draw:transform="rotate (-1.57079632679579) translate (24.499cm 6.443cm)" presentation:class="footer">
        <draw:text-box>
          <text:p/>
        </draw:text-box>
      </draw:frame>
      <draw:line draw:name="Straight Connector 6" draw:style-name="Mgr4" draw:text-style-name="MP3" draw:layer="backgroundobjects" svg:x1="0.212cm" svg:y1="0cm" svg:x2="0.212cm" svg:y2="19.05cm">
        <text:p/>
      </draw:line>
      <draw:line draw:name="Straight Connector 8" draw:style-name="Mgr5" draw:text-style-name="MP3" draw:layer="backgroundobjects" svg:x1="24.977cm" svg:y1="0cm" svg:x2="24.977cm" svg:y2="19.05cm">
        <text:p/>
      </draw:line>
      <draw:custom-shape draw:name="Rectangle 9" draw:style-name="Mgr6" draw:text-style-name="MP6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7" draw:text-style-name="MP3" draw:layer="backgroundobjects" svg:x1="24.765cm" svg:y1="0cm" svg:x2="24.765cm" svg:y2="19.05cm">
        <text:p/>
      </draw:line>
      <draw:custom-shape draw:name="Oval 11" draw:style-name="Mgr8" draw:text-style-name="MP6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" draw:text-style-name="MP8" draw:layer="backgroundobjects" svg:width="1.694cm" svg:height="1.447cm" svg:x="22.582cm" svg:y="15.928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14" draw:style-name="Mgr9" draw:text-style-name="MP6" draw:layer="backgroundobjects" svg:width="1.694cm" svg:height="19.05cm" svg:x="1.058cm" svg:y="0cm">
        <text:p/>
        <draw:enhanced-geometry svg:viewBox="0 0 21600 21600" draw:type="rectangle" draw:enhanced-path="M 0 0 L 21600 0 21600 21600 0 21600 0 0 Z N"/>
      </draw:custom-shape>
      <draw:custom-shape draw:name="Rectangle 16" draw:style-name="Mgr10" draw:text-style-name="MP6" draw:layer="backgroundobjects" svg:width="0.291cm" svg:height="19.05cm" svg:x="0.767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11" draw:text-style-name="MP6" draw:layer="backgroundobjects" svg:width="0.507cm" svg:height="19.05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6" draw:layer="backgroundobjects" svg:width="0.639cm" svg:height="19.05cm" svg:x="3.171cm" svg:y="0cm">
        <text:p/>
        <draw:enhanced-geometry svg:viewBox="0 0 21600 21600" draw:type="rectangle" draw:enhanced-path="M 0 0 L 21600 0 21600 21600 0 21600 0 0 Z N"/>
      </draw:custom-shape>
      <draw:line draw:name="Straight Connector 19" draw:style-name="Mgr13" draw:text-style-name="MP3" draw:layer="backgroundobjects" svg:x1="0.295cm" svg:y1="0cm" svg:x2="0.295cm" svg:y2="19.05cm">
        <text:p/>
      </draw:line>
      <draw:line draw:name="Straight Connector 20" draw:style-name="Mgr14" draw:text-style-name="MP3" draw:layer="backgroundobjects" svg:x1="2.54cm" svg:y1="0cm" svg:x2="2.54cm" svg:y2="19.05cm">
        <text:p/>
      </draw:line>
      <draw:line draw:name="Straight Connector 23" draw:style-name="Mgr4" draw:text-style-name="MP3" draw:layer="backgroundobjects" svg:x1="2.372cm" svg:y1="0cm" svg:x2="2.372cm" svg:y2="19.05cm">
        <text:p/>
      </draw:line>
      <draw:line draw:name="Straight Connector 24" draw:style-name="Mgr15" draw:text-style-name="MP3" draw:layer="backgroundobjects" svg:x1="4.798cm" svg:y1="0cm" svg:x2="4.798cm" svg:y2="19.05cm">
        <text:p/>
      </draw:line>
      <draw:line draw:name="Straight Connector 25" draw:style-name="Mgr16" draw:text-style-name="MP3" draw:layer="backgroundobjects" svg:x1="2.963cm" svg:y1="0cm" svg:x2="2.963cm" svg:y2="19.05cm">
        <text:p/>
      </draw:line>
      <draw:line draw:name="Straight Connector 26" draw:style-name="Mgr4" draw:text-style-name="MP3" draw:layer="backgroundobjects" svg:x1="25.316cm" svg:y1="0cm" svg:x2="25.316cm" svg:y2="19.05cm">
        <text:p/>
      </draw:line>
      <draw:custom-shape draw:name="Rectangle 27" draw:style-name="Mgr17" draw:text-style-name="MP6" draw:layer="backgroundobjects" svg:width="0.211cm" svg:height="19.05cm" svg:x="3.387cm" svg:y="0cm">
        <text:p/>
        <draw:enhanced-geometry svg:viewBox="0 0 21600 21600" draw:type="rectangle" draw:enhanced-path="M 0 0 L 21600 0 21600 21600 0 21600 0 0 Z N"/>
      </draw:custom-shape>
      <draw:custom-shape draw:name="Oval 28" draw:style-name="Mgr8" draw:text-style-name="MP6" draw:layer="backgroundobjects" svg:width="3.599cm" svg:height="3.598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9" draw:style-name="Mgr8" draw:text-style-name="MP6" draw:layer="backgroundobjects" svg:width="1.782cm" svg:height="1.782cm" svg:x="3.638cm" svg:y="13.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0" draw:style-name="Mgr8" draw:text-style-name="MP6" draw:layer="backgroundobjects" svg:width="0.384cm" svg:height="0.379cm" svg:x="3.029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1" draw:style-name="Mgr8" draw:text-style-name="MP6" draw:layer="backgroundobjects" svg:width="0.763cm" svg:height="0.763cm" svg:x="4.621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2" draw:style-name="Mgr8" draw:text-style-name="MP6" draw:layer="backgroundobjects" svg:width="1.014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20.743cm" svg:height="3.176cm" svg:x="1.269cm" svg:y="0.761cm" presentation:class="title" presentation:placeholder="true">
        <draw:text-box/>
      </draw:frame>
      <draw:frame presentation:style-name="Title1-outline1" draw:layer="backgroundobjects" svg:width="20.743cm" svg:height="13.539cm" svg:x="1.269cm" svg:y="4.445cm" presentation:class="outline" presentation:placeholder="true">
        <draw:text-box/>
      </draw:frame>
      <draw:frame presentation:style-name="Mpr4" draw:text-style-name="MP5" draw:layer="backgroundobjects" svg:width="6.35cm" svg:height="1.059cm" draw:transform="rotate (-1.57079632679579) translate (25.272cm 0.617cm)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6" draw:layer="backgroundobjects" svg:width="10.16cm" svg:height="1.277cm" draw:transform="rotate (-1.57079632679579) translate (25.377cm 7.069cm)" presentation:class="footer">
        <draw:text-box>
          <text:p/>
        </draw:text-box>
      </draw:frame>
      <draw:frame presentation:style-name="Mpr6" draw:text-style-name="MP8" draw:layer="backgroundobjects" svg:width="1.693cm" svg:height="1.439cm" svg:x="3.681cm" svg:y="13.692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Straight Connector 15" draw:style-name="Mgr3" draw:text-style-name="MP3" draw:layer="backgroundobjects" svg:x1="24.342cm" svg:y1="0cm" svg:x2="24.342cm" svg:y2="19.05cm">
        <text:p/>
      </draw:line>
      <draw:line draw:name="Straight Connector 6" draw:style-name="Mgr4" draw:text-style-name="MP3" draw:layer="backgroundobjects" svg:x1="0.212cm" svg:y1="0cm" svg:x2="0.212cm" svg:y2="19.05cm">
        <text:p/>
      </draw:line>
      <draw:line draw:name="Straight Connector 8" draw:style-name="Mgr5" draw:text-style-name="MP3" draw:layer="backgroundobjects" svg:x1="24.977cm" svg:y1="0cm" svg:x2="24.977cm" svg:y2="19.05cm">
        <text:p/>
      </draw:line>
      <draw:custom-shape draw:name="Rectangle 9" draw:style-name="Mgr6" draw:text-style-name="MP6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7" draw:text-style-name="MP3" draw:layer="backgroundobjects" svg:x1="24.765cm" svg:y1="0cm" svg:x2="24.765cm" svg:y2="19.05cm">
        <text:p/>
      </draw:line>
      <draw:custom-shape draw:name="Oval 11" draw:style-name="Mgr8" draw:text-style-name="MP6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2-title" draw:layer="backgroundobjects" svg:width="20.743cm" svg:height="3.176cm" svg:x="1.269cm" svg:y="0.761cm" presentation:class="title" presentation:placeholder="true">
        <draw:text-box/>
      </draw:frame>
      <draw:frame presentation:style-name="Title2-outline1" draw:layer="backgroundobjects" svg:width="20.743cm" svg:height="13.539cm" svg:x="1.269cm" svg:y="4.445cm" presentation:class="outline" presentation:placeholder="true">
        <draw:text-box/>
      </draw:frame>
      <draw:frame presentation:style-name="Mpr7" draw:text-style-name="MP5" draw:layer="backgroundobjects" svg:width="5.587cm" svg:height="1.068cm" draw:transform="rotate (-1.57079632679579) translate (24.409cm 0.744cm)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8" draw:layer="backgroundobjects" svg:width="1.694cm" svg:height="1.447cm" svg:x="22.582cm" svg:y="15.928cm" presentation:class="page-number">
        <draw:text-box>
          <text:p text:style-name="MP7"><text:span text:style-name="MT2"><text:page-number>1</text:page-number></text:span></text:p>
        </draw:text-box>
      </draw:frame>
      <draw:frame presentation:style-name="Mpr9" draw:text-style-name="MP6" draw:layer="backgroundobjects" svg:width="8.89cm" svg:height="1.277cm" draw:transform="rotate (-1.57079632679579) translate (24.499cm 6.443cm)" presentation:class="footer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3" style:page-layout-name="PM1" draw:style-name="Mdp2">
      <draw:custom-shape draw:name="Rectangle 14" draw:style-name="Mgr9" draw:text-style-name="MP6" draw:layer="backgroundobjects" svg:width="1.694cm" svg:height="19.05cm" svg:x="1.058cm" svg:y="0cm">
        <text:p/>
        <draw:enhanced-geometry svg:viewBox="0 0 21600 21600" draw:type="rectangle" draw:enhanced-path="M 0 0 L 21600 0 21600 21600 0 21600 0 0 Z N"/>
      </draw:custom-shape>
      <draw:custom-shape draw:name="Rectangle 16" draw:style-name="Mgr10" draw:text-style-name="MP6" draw:layer="backgroundobjects" svg:width="0.291cm" svg:height="19.05cm" svg:x="0.767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11" draw:text-style-name="MP6" draw:layer="backgroundobjects" svg:width="0.507cm" svg:height="19.05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6" draw:layer="backgroundobjects" svg:width="0.639cm" svg:height="19.05cm" svg:x="3.171cm" svg:y="0cm">
        <text:p/>
        <draw:enhanced-geometry svg:viewBox="0 0 21600 21600" draw:type="rectangle" draw:enhanced-path="M 0 0 L 21600 0 21600 21600 0 21600 0 0 Z N"/>
      </draw:custom-shape>
      <draw:line draw:name="Straight Connector 19" draw:style-name="Mgr13" draw:text-style-name="MP3" draw:layer="backgroundobjects" svg:x1="0.295cm" svg:y1="0cm" svg:x2="0.295cm" svg:y2="19.05cm">
        <text:p/>
      </draw:line>
      <draw:line draw:name="Straight Connector 20" draw:style-name="Mgr14" draw:text-style-name="MP3" draw:layer="backgroundobjects" svg:x1="2.54cm" svg:y1="0cm" svg:x2="2.54cm" svg:y2="19.05cm">
        <text:p/>
      </draw:line>
      <draw:line draw:name="Straight Connector 23" draw:style-name="Mgr4" draw:text-style-name="MP3" draw:layer="backgroundobjects" svg:x1="2.372cm" svg:y1="0cm" svg:x2="2.372cm" svg:y2="19.05cm">
        <text:p/>
      </draw:line>
      <draw:line draw:name="Straight Connector 24" draw:style-name="Mgr15" draw:text-style-name="MP3" draw:layer="backgroundobjects" svg:x1="4.798cm" svg:y1="0cm" svg:x2="4.798cm" svg:y2="19.05cm">
        <text:p/>
      </draw:line>
      <draw:line draw:name="Straight Connector 25" draw:style-name="Mgr16" draw:text-style-name="MP3" draw:layer="backgroundobjects" svg:x1="2.963cm" svg:y1="0cm" svg:x2="2.963cm" svg:y2="19.05cm">
        <text:p/>
      </draw:line>
      <draw:custom-shape draw:name="Rectangle 26" draw:style-name="Mgr17" draw:text-style-name="MP6" draw:layer="backgroundobjects" svg:width="0.211cm" svg:height="19.05cm" svg:x="3.387cm" svg:y="0cm">
        <text:p/>
        <draw:enhanced-geometry svg:viewBox="0 0 21600 21600" draw:type="rectangle" draw:enhanced-path="M 0 0 L 21600 0 21600 21600 0 21600 0 0 Z N"/>
      </draw:custom-shape>
      <draw:custom-shape draw:name="Oval 27" draw:style-name="Mgr8" draw:text-style-name="MP6" draw:layer="backgroundobjects" svg:width="3.599cm" svg:height="3.598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8" draw:style-name="Mgr8" draw:text-style-name="MP6" draw:layer="backgroundobjects" svg:width="1.786cm" svg:height="1.782cm" svg:x="3.678cm" svg:y="13.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9" draw:style-name="Mgr8" draw:text-style-name="MP6" draw:layer="backgroundobjects" svg:width="0.384cm" svg:height="0.379cm" svg:x="3.029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0" draw:style-name="Mgr8" draw:text-style-name="MP6" draw:layer="backgroundobjects" svg:width="0.763cm" svg:height="0.763cm" svg:x="4.621cm" svg:y="16.08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1" draw:style-name="Mgr8" draw:text-style-name="MP6" draw:layer="backgroundobjects" svg:width="1.014cm" svg:height="1.014cm" svg:x="5.221cm" svg:y="12.4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name="Straight Connector 32" draw:style-name="Mgr4" draw:text-style-name="MP3" draw:layer="backgroundobjects" svg:x1="25.272cm" svg:y1="0cm" svg:x2="25.272cm" svg:y2="19.05cm">
        <text:p/>
      </draw:line>
      <draw:frame presentation:style-name="Title3-title" draw:layer="backgroundobjects" svg:width="20.743cm" svg:height="3.176cm" svg:x="1.269cm" svg:y="0.761cm" presentation:class="title" presentation:placeholder="true">
        <draw:text-box/>
      </draw:frame>
      <draw:frame presentation:style-name="Title3-outline1" draw:layer="backgroundobjects" svg:width="20.743cm" svg:height="13.539cm" svg:x="1.269cm" svg:y="4.445cm" presentation:class="outline" presentation:placeholder="true">
        <draw:text-box/>
      </draw:frame>
      <draw:frame presentation:style-name="Mpr10" draw:text-style-name="MP5" draw:layer="backgroundobjects" svg:width="6.35cm" svg:height="1.06cm" draw:transform="rotate (-1.57079632679579) translate (25.269cm 0.604cm)" presentation:class="date-time">
        <draw:text-box>
          <text:p text:style-name="MP4"><text:span text:style-name="MT3"><presentation:date-time/></text:span></text:p>
        </draw:text-box>
      </draw:frame>
      <draw:frame presentation:style-name="Mpr11" draw:text-style-name="MP6" draw:layer="backgroundobjects" svg:width="10.16cm" svg:height="1.277cm" draw:transform="rotate (-1.57079632679579) translate (25.377cm 7.06cm)" presentation:class="footer">
        <draw:text-box>
          <text:p/>
        </draw:text-box>
      </draw:frame>
      <draw:frame presentation:style-name="Mpr12" draw:text-style-name="MP8" draw:layer="backgroundobjects" svg:width="1.693cm" svg:height="1.439cm" svg:x="3.721cm" svg:y="13.692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Mdp1">
      <draw:line draw:name="Straight Connector 15" draw:style-name="Mgr3" draw:text-style-name="MP3" draw:layer="backgroundobjects" svg:x1="24.342cm" svg:y1="0cm" svg:x2="24.342cm" svg:y2="19.05cm">
        <text:p/>
      </draw:line>
      <draw:line draw:name="Straight Connector 6" draw:style-name="Mgr4" draw:text-style-name="MP3" draw:layer="backgroundobjects" svg:x1="0.212cm" svg:y1="0cm" svg:x2="0.212cm" svg:y2="19.05cm">
        <text:p/>
      </draw:line>
      <draw:line draw:name="Straight Connector 8" draw:style-name="Mgr5" draw:text-style-name="MP3" draw:layer="backgroundobjects" svg:x1="24.977cm" svg:y1="0cm" svg:x2="24.977cm" svg:y2="19.05cm">
        <text:p/>
      </draw:line>
      <draw:custom-shape draw:name="Rectangle 9" draw:style-name="Mgr6" draw:text-style-name="MP6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7" draw:text-style-name="MP3" draw:layer="backgroundobjects" svg:x1="24.765cm" svg:y1="0cm" svg:x2="24.765cm" svg:y2="19.05cm">
        <text:p/>
      </draw:line>
      <draw:custom-shape draw:name="Oval 11" draw:style-name="Mgr8" draw:text-style-name="MP6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4-title" draw:layer="backgroundobjects" svg:width="20.743cm" svg:height="3.176cm" svg:x="1.269cm" svg:y="0.761cm" presentation:class="title" presentation:placeholder="true">
        <draw:text-box/>
      </draw:frame>
      <draw:frame presentation:style-name="Title4-outline1" draw:layer="backgroundobjects" svg:width="20.743cm" svg:height="13.539cm" svg:x="1.269cm" svg:y="4.445cm" presentation:class="outline" presentation:placeholder="true">
        <draw:text-box/>
      </draw:frame>
      <draw:frame presentation:style-name="Mpr13" draw:text-style-name="MP5" draw:layer="backgroundobjects" svg:width="5.587cm" svg:height="1.068cm" draw:transform="rotate (-1.57079632679579) translate (24.409cm 0.744cm)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8" draw:layer="backgroundobjects" svg:width="1.694cm" svg:height="1.447cm" svg:x="22.582cm" svg:y="15.928cm" presentation:class="page-number">
        <draw:text-box>
          <text:p text:style-name="MP7"><text:span text:style-name="MT2"><text:page-number>1</text:page-number></text:span></text:p>
        </draw:text-box>
      </draw:frame>
      <draw:frame presentation:style-name="Mpr15" draw:text-style-name="MP6" draw:layer="backgroundobjects" svg:width="8.89cm" svg:height="1.277cm" draw:transform="rotate (-1.57079632679579) translate (24.499cm 6.443cm)" presentation:class="footer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draw:line draw:name="Straight Connector 14" draw:style-name="Mgr3" draw:text-style-name="MP3" draw:layer="backgroundobjects" svg:x1="24.342cm" svg:y1="0cm" svg:x2="24.342cm" svg:y2="19.05cm">
        <text:p/>
      </draw:line>
      <draw:line draw:name="Straight Connector 16" draw:style-name="Mgr18" draw:text-style-name="MP3" draw:layer="backgroundobjects" svg:x1="17.357cm" svg:y1="0cm" svg:x2="17.357cm" svg:y2="19.05cm">
        <text:p/>
      </draw:line>
      <draw:line draw:name="Straight Connector 17" draw:style-name="Mgr19" draw:text-style-name="MP3" draw:layer="backgroundobjects" svg:x1="17.202cm" svg:y1="0cm" svg:x2="17.202cm" svg:y2="19.05cm">
        <text:p/>
      </draw:line>
      <draw:line draw:name="Straight Connector 18" draw:style-name="Mgr5" draw:text-style-name="MP3" draw:layer="backgroundobjects" svg:x1="24.977cm" svg:y1="0cm" svg:x2="24.977cm" svg:y2="19.05cm">
        <text:p/>
      </draw:line>
      <draw:custom-shape draw:name="Rectangle 19" draw:style-name="Mgr6" draw:text-style-name="MP6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name="Straight Connector 20" draw:style-name="Mgr7" draw:text-style-name="MP3" draw:layer="backgroundobjects" svg:x1="24.765cm" svg:y1="0cm" svg:x2="24.765cm" svg:y2="19.05cm">
        <text:p/>
      </draw:line>
      <draw:custom-shape draw:name="Oval 23" draw:style-name="Mgr8" draw:text-style-name="MP6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5-title" draw:layer="backgroundobjects" svg:width="20.743cm" svg:height="3.176cm" svg:x="1.269cm" svg:y="0.761cm" presentation:class="title" presentation:placeholder="true">
        <draw:text-box/>
      </draw:frame>
      <draw:frame presentation:style-name="Title5-outline1" draw:layer="backgroundobjects" svg:width="20.743cm" svg:height="13.539cm" svg:x="1.269cm" svg:y="4.445cm" presentation:class="outline" presentation:placeholder="true">
        <draw:text-box/>
      </draw:frame>
      <draw:frame presentation:style-name="Mpr16" draw:text-style-name="MP5" draw:layer="backgroundobjects" svg:width="5.587cm" svg:height="1.068cm" draw:transform="rotate (-1.57079632679579) translate (24.409cm 0.744cm)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8" draw:layer="backgroundobjects" svg:width="1.694cm" svg:height="1.447cm" svg:x="22.582cm" svg:y="15.928cm" presentation:class="page-number">
        <draw:text-box>
          <text:p text:style-name="MP7"><text:span text:style-name="MT2"><text:page-number>1</text:page-number></text:span></text:p>
        </draw:text-box>
      </draw:frame>
      <draw:frame presentation:style-name="Mpr18" draw:text-style-name="MP6" draw:layer="backgroundobjects" svg:width="8.89cm" svg:height="1.277cm" draw:transform="rotate (-1.57079632679579) translate (24.499cm 6.443cm)" presentation:class="footer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Mdp1">
      <draw:line draw:name="Straight Connector 14" draw:style-name="Mgr18" draw:text-style-name="MP3" draw:layer="backgroundobjects" svg:x1="24.342cm" svg:y1="0cm" svg:x2="24.342cm" svg:y2="19.05cm">
        <text:p/>
      </draw:line>
      <draw:custom-shape draw:name="Oval 16" draw:style-name="Mgr8" draw:text-style-name="MP6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name="Straight Connector 17" draw:style-name="Mgr20" draw:text-style-name="MP3" draw:layer="backgroundobjects" svg:x1="24.977cm" svg:y1="0cm" svg:x2="24.977cm" svg:y2="19.05cm">
        <text:p/>
      </draw:line>
      <draw:custom-shape draw:name="Rectangle 18" draw:style-name="Mgr21" draw:text-style-name="MP6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name="Straight Connector 19" draw:style-name="Mgr7" draw:text-style-name="MP3" draw:layer="backgroundobjects" svg:x1="24.765cm" svg:y1="0cm" svg:x2="24.765cm" svg:y2="19.05cm">
        <text:p/>
      </draw:line>
      <draw:line draw:name="Straight Connector 20" draw:style-name="Mgr18" draw:text-style-name="MP3" draw:layer="backgroundobjects" svg:x1="17.357cm" svg:y1="0cm" svg:x2="17.357cm" svg:y2="19.05cm">
        <text:p/>
      </draw:line>
      <draw:line draw:name="Straight Connector 23" draw:style-name="Mgr19" draw:text-style-name="MP3" draw:layer="backgroundobjects" svg:x1="17.202cm" svg:y1="0cm" svg:x2="17.202cm" svg:y2="19.05cm">
        <text:p/>
      </draw:line>
      <draw:frame presentation:style-name="Title6-title" draw:layer="backgroundobjects" svg:width="20.743cm" svg:height="3.176cm" svg:x="1.269cm" svg:y="0.761cm" presentation:class="title" presentation:placeholder="true">
        <draw:text-box/>
      </draw:frame>
      <draw:frame presentation:style-name="Title6-outline1" draw:layer="backgroundobjects" svg:width="20.743cm" svg:height="13.539cm" svg:x="1.269cm" svg:y="4.445cm" presentation:class="outline" presentation:placeholder="true">
        <draw:text-box/>
      </draw:frame>
      <draw:frame presentation:style-name="Mpr19" draw:text-style-name="MP5" draw:layer="backgroundobjects" svg:width="5.587cm" svg:height="1.068cm" draw:transform="rotate (-1.57079632679579) translate (24.409cm 0.744cm)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8" draw:layer="backgroundobjects" svg:width="1.694cm" svg:height="1.447cm" svg:x="22.582cm" svg:y="15.928cm" presentation:class="page-number">
        <draw:text-box>
          <text:p text:style-name="MP7"><text:span text:style-name="MT2"><text:page-number>1</text:page-number></text:span></text:p>
        </draw:text-box>
      </draw:frame>
      <draw:frame presentation:style-name="Mpr21" draw:text-style-name="MP6" draw:layer="backgroundobjects" svg:width="8.89cm" svg:height="1.277cm" draw:transform="rotate (-1.57079632679579) translate (24.499cm 6.443cm)" presentation:class="footer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Asiri Rathnayake</meta:initial-creator>
    <meta:creation-date>2009-01-06T14:25:36</meta:creation-date>
    <dc:creator>Asiri Rathnayake</dc:creator>
    <dc:date>2009-01-06T14:48:00</dc:date>
    <meta:editing-cycles>15</meta:editing-cycles>
    <meta:editing-duration>PT00H22M24S</meta:editing-duration>
    <meta:document-statistic meta:object-count="141"/>
    <meta:generator>OpenOffice.org/3.0$Linux OpenOffice.org_project/300m9$Build-9358</meta:generator>
  </office:meta>
</office:document-meta>
</file>